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20Endpoint.setUrl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SDL20Endpoint.setSessionId( String sessio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SDL20Endpoint.set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SDL20Endpoint.fromMap( Map epr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SDL20Endpoint.accept( Node n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SDL20Endpoint.to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20Endpoint.getSession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SDL20Endpoint.WSDL20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SDL20Endpoint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0Endpoint.to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